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4pt" fo:font-style="normal" fo:font-weight="normal" officeooo:rsid="005873c9" officeooo:paragraph-rsid="003f2a7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220bd2"/>
    </style:style>
    <style:style style:name="T9" style:family="text">
      <style:text-properties officeooo:rsid="003f2a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9">abajo</text:span> autó<text:span text:style-name="T9">nomo</text:span> <text:span text:style-name="T3">04 - solució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9">rea</text:span> <text:span text:style-name="T4">4</text:span>:</text:p>
      <text:p text:style-name="P8"/>
      <text:p text:style-name="P12"><text:span text:style-name="T5">Un </text:span>compresor Bitzer, modelo <text:span text:style-name="T6">4FCD 5</text:span>Y, <text:span text:style-name="T5">trabaja en las siguientes condiciones:</text:span></text:p>
      <text:p text:style-name="P13">Refrigerante R410A</text:p>
      <text:p text:style-name="P14"><draw:frame draw:style-name="fr1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"><draw:frame draw:style-name="fr1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SE = 10 K</text:p>
      <text:p text:style-name="P13">SC = 10 K</text:p>
      <text:p text:style-name="P13"/>
      <text:list xml:id="list2600209301408175369" text:style-name="L1">
        <text:list-item>
          <text:p text:style-name="P15">Utiliza el programa de simulación Bitzer software para obtener la potencia frigorífica<draw:frame draw:style-name="fr1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  <text:list-item>
          <text:p text:style-name="P16">Calcula el caudal de masa <text:span text:style-name="T5">utilizando los datos del diagrama p h</text:span></text:p>
        </text:list-item>
        <text:list-item>
          <text:p text:style-name="P16">Dibuja el ciclo en el diagrama p h</text:p>
        </text:list-item>
        <text:list-item>
          <text:p text:style-name="P16">Calcula la eficiencia del ciclo</text:p>
        </text:list-item>
        <text:list-item>
          <text:p text:style-name="P16">Calcula el volumen desplazado <text:span text:style-name="T7">(frecuencia de 50 Hz)</text:span> y el rendimiento volumétrico</text:p>
        </text:list-item>
        <text:list-item>
          <text:p text:style-name="P16">Calcula la velocida<text:span text:style-name="T8">d</text:span> del refrigerante en aspiración y descarga <text:span text:style-name="T8">(grueso de pared del tubo </text:span></text:p>
          <text:p text:style-name="P17">1 mm)</text:p>
        </text:list-item>
        <text:list-item>
          <text:p text:style-name="P18">Adjunta capturas de pantalla de los programas de simulación Bitzer software</text:p>
        </text:list-item>
      </text:list>
      <text:p text:style-name="P9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1"/>
      <text:p text:style-name="P8">El <text:span text:style-name="T9">plazo de entrega es</text:span> <text:span text:style-name="T9">martes</text:span> <text:span text:style-name="T9">27</text:span>/<text:span text:style-name="T9">01</text:span>/2<text:span text:style-name="T9">6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6T12:47:18.914799056</dc:date>
    <meta:editing-duration>PT17M41S</meta:editing-duration>
    <meta:editing-cycles>50</meta:editing-cycles>
    <meta:document-statistic meta:table-count="0" meta:image-count="0" meta:object-count="3" meta:page-count="1" meta:paragraph-count="21" meta:word-count="177" meta:character-count="1014" meta:non-whitespace-character-count="860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